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065,001,626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589,515,447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856,695,551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380,188,8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317,974,491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211,161,879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098,425,900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109,054,005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70,247,703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29,321,366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52,368,495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06,370,815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88,921,325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45,526,154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86,490,090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93,535,95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15:33.931129279</dc:date>
    <meta:editing-duration>PT2H7M50S</meta:editing-duration>
    <meta:editing-cycles>54</meta:editing-cycles>
    <meta:generator>LibreOffice/7.2.6.2$Linux_X86_64 LibreOffice_project/20$Build-2</meta:generator>
    <meta:document-statistic meta:table-count="1" meta:cell-count="48" meta:object-count="0"/>
  </office:meta>
</office:document-meta>
</file>